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tillium Web" svg:font-family="'Titillium Web', sans-serif"/>
  </office:font-face-decls>
  <office:automatic-styles>
    <style:style style:name="P1" style:family="paragraph" style:parent-style-name="Standard">
      <style:text-properties officeooo:rsid="000eb57b" officeooo:paragraph-rsid="000eb57b"/>
    </style:style>
    <style:style style:name="P2" style:family="paragraph" style:parent-style-name="Standard">
      <style:text-properties officeooo:rsid="000eb57b" officeooo:paragraph-rsid="001f8ba0"/>
    </style:style>
    <style:style style:name="P3" style:family="paragraph" style:parent-style-name="Standard">
      <style:text-properties officeooo:rsid="000eecb8" officeooo:paragraph-rsid="000eecb8"/>
    </style:style>
    <style:style style:name="P4" style:family="paragraph" style:parent-style-name="Standard">
      <style:text-properties officeooo:rsid="000fc15e" officeooo:paragraph-rsid="000fc15e"/>
    </style:style>
    <style:style style:name="P5" style:family="paragraph" style:parent-style-name="Standard">
      <style:text-properties officeooo:rsid="00102f2e" officeooo:paragraph-rsid="00102f2e"/>
    </style:style>
    <style:style style:name="P6" style:family="paragraph" style:parent-style-name="Standard">
      <style:text-properties officeooo:rsid="00102f2e" officeooo:paragraph-rsid="0011923c"/>
    </style:style>
    <style:style style:name="P7" style:family="paragraph" style:parent-style-name="Standard">
      <style:text-properties officeooo:rsid="00108506" officeooo:paragraph-rsid="00109016"/>
    </style:style>
    <style:style style:name="P8" style:family="paragraph" style:parent-style-name="Standard">
      <style:text-properties officeooo:rsid="00108506" officeooo:paragraph-rsid="005ee8e2"/>
    </style:style>
    <style:style style:name="P9" style:family="paragraph" style:parent-style-name="Standard">
      <style:text-properties officeooo:rsid="0011923c" officeooo:paragraph-rsid="00102f2e"/>
    </style:style>
    <style:style style:name="P10" style:family="paragraph" style:parent-style-name="Standard">
      <style:text-properties officeooo:rsid="0011923c" officeooo:paragraph-rsid="0011923c"/>
    </style:style>
    <style:style style:name="P11" style:family="paragraph" style:parent-style-name="Standard">
      <style:text-properties officeooo:rsid="0001cf28" officeooo:paragraph-rsid="0011923c"/>
    </style:style>
    <style:style style:name="P12" style:family="paragraph" style:parent-style-name="Standard">
      <style:text-properties officeooo:rsid="001306a7" officeooo:paragraph-rsid="001306a7"/>
    </style:style>
    <style:style style:name="P13" style:family="paragraph" style:parent-style-name="Standard">
      <style:text-properties officeooo:rsid="0013826b" officeooo:paragraph-rsid="0013826b"/>
    </style:style>
    <style:style style:name="P14" style:family="paragraph" style:parent-style-name="Standard">
      <style:text-properties officeooo:rsid="0013826b" officeooo:paragraph-rsid="002e7b6c"/>
    </style:style>
    <style:style style:name="P15" style:family="paragraph" style:parent-style-name="Standard">
      <style:text-properties officeooo:rsid="0014aa6c" officeooo:paragraph-rsid="0014aa6c"/>
    </style:style>
    <style:style style:name="P16" style:family="paragraph" style:parent-style-name="Standard">
      <style:text-properties officeooo:rsid="00165afc" officeooo:paragraph-rsid="00165afc"/>
    </style:style>
    <style:style style:name="P17" style:family="paragraph" style:parent-style-name="Standard">
      <style:text-properties officeooo:rsid="001988cc" officeooo:paragraph-rsid="001988cc"/>
    </style:style>
    <style:style style:name="P18" style:family="paragraph" style:parent-style-name="Standard">
      <style:text-properties fo:font-weight="bold" officeooo:rsid="001988cc" officeooo:paragraph-rsid="001988cc" style:font-weight-asian="bold" style:font-weight-complex="bold"/>
    </style:style>
    <style:style style:name="P19" style:family="paragraph" style:parent-style-name="Standard">
      <style:text-properties fo:font-weight="bold" officeooo:rsid="00102f2e" officeooo:paragraph-rsid="0011923c" style:font-weight-asian="bold" style:font-weight-complex="bold"/>
    </style:style>
    <style:style style:name="P20" style:family="paragraph" style:parent-style-name="Standard">
      <style:text-properties fo:font-weight="bold" officeooo:rsid="001b0d2d" officeooo:paragraph-rsid="001b0d2d" style:font-weight-asian="bold" style:font-weight-complex="bold"/>
    </style:style>
    <style:style style:name="P21" style:family="paragraph" style:parent-style-name="Standard">
      <style:text-properties fo:font-weight="bold" officeooo:rsid="001d6c8b" officeooo:paragraph-rsid="001d6c8b" style:font-weight-asian="bold" style:font-weight-complex="bold"/>
    </style:style>
    <style:style style:name="P22" style:family="paragraph" style:parent-style-name="Standard">
      <style:text-properties fo:font-weight="bold" officeooo:rsid="0011923c" officeooo:paragraph-rsid="0011923c" style:font-weight-asian="bold" style:font-weight-complex="bold"/>
    </style:style>
    <style:style style:name="P23" style:family="paragraph" style:parent-style-name="Standard">
      <style:text-properties fo:font-weight="bold" officeooo:rsid="00327721" officeooo:paragraph-rsid="00327721" style:font-weight-asian="bold" style:font-weight-complex="bold"/>
    </style:style>
    <style:style style:name="P24" style:family="paragraph" style:parent-style-name="Standard">
      <style:text-properties fo:font-weight="bold" officeooo:rsid="002e7b6c" officeooo:paragraph-rsid="002e7b6c" style:font-weight-asian="bold" style:font-weight-complex="bold"/>
    </style:style>
    <style:style style:name="P25" style:family="paragraph" style:parent-style-name="Standard">
      <style:text-properties fo:font-weight="bold" officeooo:rsid="00299943" officeooo:paragraph-rsid="00299943" style:font-weight-asian="bold" style:font-weight-complex="bold"/>
    </style:style>
    <style:style style:name="P26" style:family="paragraph" style:parent-style-name="Standard">
      <style:text-properties fo:font-weight="bold" officeooo:rsid="0014aa6c" officeooo:paragraph-rsid="0014aa6c" style:font-weight-asian="bold" style:font-weight-complex="bold"/>
    </style:style>
    <style:style style:name="P27" style:family="paragraph" style:parent-style-name="Standard">
      <style:text-properties fo:font-weight="bold" officeooo:rsid="002838ac" officeooo:paragraph-rsid="0029205b" style:font-weight-asian="bold" style:font-weight-complex="bold"/>
    </style:style>
    <style:style style:name="P28" style:family="paragraph" style:parent-style-name="Standard">
      <style:text-properties fo:font-weight="bold" officeooo:rsid="002838ac" officeooo:paragraph-rsid="002838ac" style:font-weight-asian="bold" style:font-weight-complex="bold"/>
    </style:style>
    <style:style style:name="P29" style:family="paragraph" style:parent-style-name="Standard">
      <style:text-properties fo:font-weight="bold" officeooo:rsid="000eecb8" officeooo:paragraph-rsid="000eecb8" style:font-weight-asian="bold" style:font-weight-complex="bold"/>
    </style:style>
    <style:style style:name="P30" style:family="paragraph" style:parent-style-name="Standard">
      <style:paragraph-properties>
        <style:tab-stops>
          <style:tab-stop style:position="2.418cm"/>
        </style:tab-stops>
      </style:paragraph-properties>
      <style:text-properties fo:font-weight="bold" officeooo:rsid="0037ef1d" officeooo:paragraph-rsid="0037ef1d" style:font-weight-asian="bold" style:font-weight-complex="bold"/>
    </style:style>
    <style:style style:name="P31" style:family="paragraph" style:parent-style-name="Standard">
      <style:text-properties fo:font-weight="bold" officeooo:rsid="0037ef1d" officeooo:paragraph-rsid="0037ef1d" style:font-weight-asian="bold" style:font-weight-complex="bold"/>
    </style:style>
    <style:style style:name="P32" style:family="paragraph" style:parent-style-name="Standard">
      <style:text-properties officeooo:rsid="001b0d2d" officeooo:paragraph-rsid="001b0d2d"/>
    </style:style>
    <style:style style:name="P33" style:family="paragraph" style:parent-style-name="Standard">
      <style:text-properties fo:color="#c9211e" loext:opacity="100%" officeooo:rsid="00102f2e" officeooo:paragraph-rsid="00102f2e"/>
    </style:style>
    <style:style style:name="P34" style:family="paragraph" style:parent-style-name="Standard">
      <style:text-properties fo:color="#c9211e" loext:opacity="100%" officeooo:rsid="00251ae6" officeooo:paragraph-rsid="00102f2e"/>
    </style:style>
    <style:style style:name="P35" style:family="paragraph" style:parent-style-name="Standard">
      <style:text-properties fo:color="#000000" loext:opacity="100%" officeooo:rsid="00251ae6" officeooo:paragraph-rsid="00251ae6"/>
    </style:style>
    <style:style style:name="P36" style:family="paragraph" style:parent-style-name="Standard">
      <style:text-properties fo:color="#000000" loext:opacity="100%" officeooo:rsid="00261502" officeooo:paragraph-rsid="00261502"/>
    </style:style>
    <style:style style:name="P37" style:family="paragraph" style:parent-style-name="Standard">
      <style:text-properties fo:color="#000000" loext:opacity="100%" fo:font-weight="bold" officeooo:rsid="00102f2e" officeooo:paragraph-rsid="00102f2e" style:font-weight-asian="bold" style:font-weight-complex="bold"/>
    </style:style>
    <style:style style:name="P38" style:family="paragraph" style:parent-style-name="Standard">
      <style:text-properties officeooo:rsid="002838ac" officeooo:paragraph-rsid="002838ac"/>
    </style:style>
    <style:style style:name="P39" style:family="paragraph" style:parent-style-name="Standard">
      <style:text-properties officeooo:rsid="0017e6c8" officeooo:paragraph-rsid="0017e6c8"/>
    </style:style>
    <style:style style:name="P40" style:family="paragraph" style:parent-style-name="Standard">
      <style:text-properties officeooo:rsid="0017e6c8" officeooo:paragraph-rsid="0014aa6c"/>
    </style:style>
    <style:style style:name="P41" style:family="paragraph" style:parent-style-name="Standard">
      <style:text-properties officeooo:rsid="00299943" officeooo:paragraph-rsid="00299943"/>
    </style:style>
    <style:style style:name="P42" style:family="paragraph" style:parent-style-name="Standard">
      <style:text-properties officeooo:rsid="002a5f88" officeooo:paragraph-rsid="002b6ae1"/>
    </style:style>
    <style:style style:name="P43" style:family="paragraph" style:parent-style-name="Standard">
      <style:text-properties officeooo:rsid="00300d8e" officeooo:paragraph-rsid="00300d8e"/>
    </style:style>
    <style:style style:name="P44" style:family="paragraph" style:parent-style-name="Heading_20_4">
      <style:paragraph-properties fo:margin-left="0.751cm" fo:margin-right="0cm" fo:margin-top="0.494cm" fo:margin-bottom="0.141cm" style:contextual-spacing="false" fo:line-height="138%" fo:text-align="justify" style:justify-single-word="false" fo:text-indent="0cm" style:auto-text-indent="false" style:writing-mode="lr-tb"/>
      <style:text-properties fo:font-variant="normal" fo:text-transform="none" fo:color="#666666" loext:opacity="100%" style:text-line-through-style="none" style:text-line-through-type="none" style:font-name="Titillium Web" fo:font-size="12pt" fo:font-style="normal" style:text-underline-style="none" fo:font-weight="normal" style:text-blinking="false" fo:background-color="transparent"/>
    </style:style>
    <style:style style:name="P45" style:family="paragraph" style:parent-style-name="Text_20_body">
      <style:text-properties fo:font-variant="normal" fo:text-transform="none" fo:color="#3f4a53" loext:opacity="100%" style:text-line-through-style="none" style:text-line-through-type="none" style:font-name="Titillium Web" fo:font-size="18pt" fo:font-style="normal" style:text-underline-style="none" fo:font-weight="normal" officeooo:rsid="000eecb8" officeooo:paragraph-rsid="000eecb8" style:text-blinking="false" fo:background-color="transparent"/>
    </style:style>
    <style:style style:name="P46"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bold" style:text-blinking="false" fo:background-color="transparent"/>
    </style:style>
    <style:style style:name="P47" style:family="paragraph" style:parent-style-name="Text_20_body">
      <style:paragraph-properties fo:margin-left="0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bold" style:text-blinking="false" fo:background-color="transparent"/>
    </style:style>
    <style:style style:name="P48" style:family="paragraph" style:parent-style-name="Text_20_body">
      <style:text-properties fo:font-variant="normal" fo:text-transform="none" fo:color="#000000" loext:opacity="100%" style:text-line-through-style="none" style:text-line-through-type="none" style:font-name="Titillium Web" fo:font-size="12pt" fo:font-style="normal" style:text-underline-style="none" fo:font-weight="bold" style:text-blinking="false" fo:background-color="transparent"/>
    </style:style>
    <style:style style:name="P49"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bold" officeooo:rsid="007b6954" officeooo:paragraph-rsid="007b6954" style:text-blinking="false" fo:background-color="transparent"/>
    </style:style>
    <style:style style:name="P50"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bold" officeooo:rsid="00827778" officeooo:paragraph-rsid="00827778" style:text-blinking="false" fo:background-color="transparent" style:font-weight-asian="bold" style:font-weight-complex="bold"/>
    </style:style>
    <style:style style:name="P51"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bold" officeooo:rsid="00869b2d" officeooo:paragraph-rsid="00869b2d" style:text-blinking="false" fo:background-color="transparent" style:font-weight-asian="bold" style:font-weight-complex="bold"/>
    </style:style>
    <style:style style:name="P52"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bold" officeooo:rsid="00880747" officeooo:paragraph-rsid="00880747" style:text-blinking="false" fo:background-color="transparent"/>
    </style:style>
    <style:style style:name="P53" style:family="paragraph" style:parent-style-name="Text_20_body">
      <style:paragraph-properties fo:margin-left="0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54"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55"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7b6954" officeooo:paragraph-rsid="007b6954" style:text-blinking="false" fo:background-color="transparent" style:font-weight-asian="normal" style:font-weight-complex="normal"/>
    </style:style>
    <style:style style:name="P56"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7bb279" officeooo:paragraph-rsid="007bb279" style:text-blinking="false" fo:background-color="transparent" style:font-weight-asian="normal" style:font-weight-complex="normal"/>
    </style:style>
    <style:style style:name="P57"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7ccb7f" officeooo:paragraph-rsid="007ccb7f" style:text-blinking="false" fo:background-color="transparent" style:font-weight-asian="normal" style:font-weight-complex="normal"/>
    </style:style>
    <style:style style:name="P58"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27778" officeooo:paragraph-rsid="00827778" style:text-blinking="false" fo:background-color="transparent" style:font-weight-asian="normal" style:font-weight-complex="normal"/>
    </style:style>
    <style:style style:name="P59"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32968" officeooo:paragraph-rsid="00832968" style:text-blinking="false" fo:background-color="transparent" style:font-weight-asian="normal" style:font-weight-complex="normal"/>
    </style:style>
    <style:style style:name="P60"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45725" officeooo:paragraph-rsid="00845725" style:text-blinking="false" fo:background-color="transparent" style:font-weight-asian="normal" style:font-weight-complex="normal"/>
    </style:style>
    <style:style style:name="P61"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5bd77" officeooo:paragraph-rsid="0085bd77" style:text-blinking="false" fo:background-color="transparent" style:font-weight-asian="normal" style:font-weight-complex="normal"/>
    </style:style>
    <style:style style:name="P62"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6739f" officeooo:paragraph-rsid="0086739f" style:text-blinking="false" fo:background-color="transparent" style:font-weight-asian="normal" style:font-weight-complex="normal"/>
    </style:style>
    <style:style style:name="P63"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69b2d" officeooo:paragraph-rsid="00869b2d" style:text-blinking="false" fo:background-color="transparent" style:font-weight-asian="normal" style:font-weight-complex="normal"/>
    </style:style>
    <style:style style:name="P64"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80747" officeooo:paragraph-rsid="00880747" style:text-blinking="false" fo:background-color="transparent" style:font-weight-asian="normal" style:font-weight-complex="normal"/>
    </style:style>
    <style:style style:name="P65"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tillium Web" fo:font-size="12pt" fo:font-style="normal" style:text-underline-style="none" fo:font-weight="normal" officeooo:rsid="00887bdc" officeooo:paragraph-rsid="00887bdc" style:text-blinking="false" fo:background-color="transparent" style:font-weight-asian="normal" style:font-weight-complex="normal"/>
    </style:style>
    <style:style style:name="P66"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7" style:family="paragraph" style:parent-style-name="Standard">
      <style:text-properties officeooo:rsid="001f8ba0" officeooo:paragraph-rsid="001f8ba0"/>
    </style:style>
    <style:style style:name="P68" style:family="paragraph" style:parent-style-name="Standard">
      <style:text-properties officeooo:rsid="001ade8b" officeooo:paragraph-rsid="001ade8b"/>
    </style:style>
    <style:style style:name="P69" style:family="paragraph" style:parent-style-name="Standard">
      <style:text-properties fo:font-style="normal" officeooo:rsid="00473a6d" officeooo:paragraph-rsid="00473a6d" style:font-style-asian="normal" style:font-style-complex="normal"/>
    </style:style>
    <style:style style:name="P70" style:family="paragraph" style:parent-style-name="Text_20_body">
      <style:text-properties officeooo:rsid="003ba833" officeooo:paragraph-rsid="003ba833"/>
    </style:style>
    <style:style style:name="P71" style:family="paragraph" style:parent-style-name="Text_20_body">
      <style:text-properties officeooo:rsid="003ba833" officeooo:paragraph-rsid="0053294d"/>
    </style:style>
    <style:style style:name="P72" style:family="paragraph" style:parent-style-name="Text_20_body">
      <style:text-properties officeooo:rsid="003d4cbd" officeooo:paragraph-rsid="003d4cbd"/>
    </style:style>
    <style:style style:name="P73" style:family="paragraph" style:parent-style-name="Text_20_body">
      <style:text-properties officeooo:rsid="003ff150" officeooo:paragraph-rsid="003ff150"/>
    </style:style>
    <style:style style:name="P74"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style>
    <style:style style:name="P75"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paragraph-rsid="007341a2"/>
    </style:style>
    <style:style style:name="P76" style:family="paragraph" style:parent-style-name="Standard">
      <style:text-properties officeooo:rsid="001d087f" officeooo:paragraph-rsid="004ab7ce"/>
    </style:style>
    <style:style style:name="P77" style:family="paragraph" style:parent-style-name="Standard">
      <style:text-properties officeooo:rsid="005a357d" officeooo:paragraph-rsid="005a357d"/>
    </style:style>
    <style:style style:name="P78" style:family="paragraph" style:parent-style-name="Standard">
      <style:text-properties officeooo:rsid="005ee8e2" officeooo:paragraph-rsid="005ee8e2"/>
    </style:style>
    <style:style style:name="P79" style:family="paragraph" style:parent-style-name="Standard">
      <style:text-properties officeooo:rsid="005ff67d" officeooo:paragraph-rsid="005ff67d"/>
    </style:style>
    <style:style style:name="P80" style:family="paragraph" style:parent-style-name="Standard">
      <style:text-properties officeooo:rsid="0063cd47" officeooo:paragraph-rsid="0063cd47"/>
    </style:style>
    <style:style style:name="P81" style:family="paragraph" style:parent-style-name="Standard">
      <style:text-properties officeooo:rsid="0064fb6d" officeooo:paragraph-rsid="000eecb8"/>
    </style:style>
    <style:style style:name="P82" style:family="paragraph" style:parent-style-name="Standard">
      <style:text-properties officeooo:rsid="0064fb6d" officeooo:paragraph-rsid="0064fb6d"/>
    </style:style>
    <style:style style:name="P83" style:family="paragraph" style:parent-style-name="Standard">
      <style:text-properties fo:font-size="16pt" fo:font-weight="bold" officeooo:rsid="0064fb6d" officeooo:paragraph-rsid="0064fb6d" style:font-size-asian="16pt" style:font-weight-asian="bold" style:font-size-complex="16pt" style:font-weight-complex="bold"/>
    </style:style>
    <style:style style:name="P84" style:family="paragraph" style:parent-style-name="Standard">
      <style:text-properties officeooo:rsid="006649ed" officeooo:paragraph-rsid="006649ed"/>
    </style:style>
    <style:style style:name="P85" style:family="paragraph" style:parent-style-name="Standard">
      <style:text-properties officeooo:rsid="0069c6f8" officeooo:paragraph-rsid="0069c6f8"/>
    </style:style>
    <style:style style:name="P86" style:family="paragraph" style:parent-style-name="Standard">
      <style:text-properties officeooo:rsid="006b85c0" officeooo:paragraph-rsid="006b85c0"/>
    </style:style>
    <style:style style:name="P87" style:family="paragraph" style:parent-style-name="Text_20_body">
      <style:text-properties officeooo:paragraph-rsid="0037ef1d"/>
    </style:style>
    <style:style style:name="P88" style:family="paragraph" style:parent-style-name="Text_20_body">
      <style:text-properties officeooo:rsid="0053294d" officeooo:paragraph-rsid="0053294d"/>
    </style:style>
    <style:style style:name="P89" style:family="paragraph" style:parent-style-name="Text_20_body">
      <style:text-properties officeooo:paragraph-rsid="0057c15a"/>
    </style:style>
    <style:style style:name="P90" style:family="paragraph" style:parent-style-name="Text_20_body">
      <style:text-properties officeooo:rsid="0057c15a" officeooo:paragraph-rsid="0057c15a"/>
    </style:style>
    <style:style style:name="P91" style:family="paragraph" style:parent-style-name="Text_20_body">
      <style:text-properties officeooo:rsid="0042651b" officeooo:paragraph-rsid="0042651b"/>
    </style:style>
    <style:style style:name="P92" style:family="paragraph" style:parent-style-name="Text_20_body">
      <style:text-properties officeooo:rsid="0058d5dd" officeooo:paragraph-rsid="0058d5dd"/>
    </style:style>
    <style:style style:name="P93" style:family="paragraph" style:parent-style-name="Text_20_body">
      <style:text-properties officeooo:rsid="006dbaa0" officeooo:paragraph-rsid="006dbaa0"/>
    </style:style>
    <style:style style:name="P94" style:family="paragraph" style:parent-style-name="Text_20_body">
      <style:text-properties officeooo:rsid="006fc8e7" officeooo:paragraph-rsid="006fc8e7"/>
    </style:style>
    <style:style style:name="P95" style:family="paragraph" style:parent-style-name="Text_20_body">
      <style:text-properties officeooo:rsid="0070658e" officeooo:paragraph-rsid="0070658e"/>
    </style:style>
    <style:style style:name="P96" style:family="paragraph" style:parent-style-name="Standard">
      <style:text-properties officeooo:rsid="0072f2ca" officeooo:paragraph-rsid="004ab7ce"/>
    </style:style>
    <style:style style:name="P97" style:family="paragraph" style:parent-style-name="Standard">
      <style:text-properties officeooo:rsid="0072f2ca" officeooo:paragraph-rsid="0072f2ca"/>
    </style:style>
    <style:style style:name="P98" style:family="paragraph" style:parent-style-name="Text_20_body">
      <style:text-properties fo:font-weight="normal" officeooo:rsid="005318bd" officeooo:paragraph-rsid="0053294d" style:font-weight-asian="normal" style:font-weight-complex="normal"/>
    </style:style>
    <style:style style:name="P99"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341a2" officeooo:paragraph-rsid="007341a2"/>
    </style:style>
    <style:style style:name="P100"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53afd" officeooo:paragraph-rsid="007806ad"/>
    </style:style>
    <style:style style:name="P101"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806ad" officeooo:paragraph-rsid="007806ad"/>
    </style:style>
    <style:style style:name="P102"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89916" officeooo:paragraph-rsid="00789916"/>
    </style:style>
    <style:style style:name="P103"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a4f13" officeooo:paragraph-rsid="007a4f13"/>
    </style:style>
    <style:style style:name="P104"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b6954" officeooo:paragraph-rsid="007b6954"/>
    </style:style>
    <style:style style:name="P105"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f39bd" officeooo:paragraph-rsid="007f39bd"/>
    </style:style>
    <style:style style:name="P106" style:family="paragraph" style:parent-style-name="Text_20_body">
      <style:paragraph-properties fo:margin-left="0.751cm" fo:margin-right="0cm" fo:margin-top="0.282cm" fo:margin-bottom="0.282cm" style:contextual-spacing="false" fo:line-height="138%" fo:text-align="justify" style:justify-single-word="false" fo:text-indent="0cm" style:auto-text-indent="false" style:writing-mode="lr-tb"/>
      <style:text-properties officeooo:rsid="007f8f03" officeooo:paragraph-rsid="007f8f03"/>
    </style:style>
    <style:style style:name="P107" style:family="paragraph" style:parent-style-name="Standard" style:list-style-name="L1">
      <style:text-properties officeooo:paragraph-rsid="00239a3d"/>
    </style:style>
    <style:style style:name="P108" style:family="paragraph" style:parent-style-name="Standard" style:list-style-name="L2">
      <style:text-properties officeooo:rsid="0013826b" officeooo:paragraph-rsid="0013826b"/>
    </style:style>
    <style:style style:name="P109" style:family="paragraph" style:parent-style-name="Text_20_body" style:list-style-name="L3">
      <loext:graphic-properties draw:fill="none" draw:fill-color="#ffffff"/>
      <style:paragraph-properties fo:margin-left="0cm" fo:margin-right="0cm" fo:margin-top="0.282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10" style:family="paragraph" style:parent-style-name="Text_20_body" style:list-style-name="L7">
      <loext:graphic-properties draw:fill="none" draw:fill-color="#ffffff"/>
      <style:paragraph-properties fo:margin-left="0cm" fo:margin-right="0cm" fo:margin-top="0.282cm" fo:margin-bottom="0.282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11" style:family="paragraph" style:parent-style-name="Text_20_body" style:list-style-name="L3">
      <loext:graphic-properties draw:fill="none" draw:fill-color="#ffffff"/>
      <style:paragraph-properties fo:margin-left="0cm" fo:margin-right="0cm" fo:margin-top="0cm" fo:margin-bottom="0.282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112" style:family="paragraph" style:parent-style-name="Text_20_body" style:list-style-name="L4">
      <loext:graphic-properties draw:fill="none" draw:fill-color="#ffffff"/>
      <style:paragraph-properties fo:margin-left="0cm" fo:margin-right="0cm" fo:margin-top="0.282cm" fo:margin-bottom="0.282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113" style:family="paragraph" style:parent-style-name="Text_20_body" style:list-style-name="L5">
      <loext:graphic-properties draw:fill="none" draw:fill-color="#ffffff"/>
      <style:paragraph-properties fo:margin-left="0cm" fo:margin-right="0cm" fo:margin-top="0.282cm" fo:margin-bottom="0.282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114" style:family="paragraph" style:parent-style-name="Text_20_body" style:list-style-name="L6">
      <loext:graphic-properties draw:fill="none" draw:fill-color="#ffffff"/>
      <style:paragraph-properties fo:margin-left="0cm" fo:margin-right="0cm" fo:margin-top="0.282cm" fo:margin-bottom="0.282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115" style:family="paragraph" style:parent-style-name="Text_20_body" style:list-style-name="L8">
      <loext:graphic-properties draw:fill="none" draw:fill-color="#ffffff"/>
      <style:paragraph-properties fo:margin-left="0cm" fo:margin-right="0cm" fo:margin-top="0.282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P116" style:family="paragraph" style:parent-style-name="Text_20_body" style:list-style-name="L8">
      <loext:graphic-properties draw:fill="none" draw:fill-color="#ffffff"/>
      <style:paragraph-properties fo:margin-left="0cm" fo:margin-right="0cm" fo:margin-top="0cm" fo:margin-bottom="0.282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style:style>
    <style:style style:name="T1" style:family="text">
      <style:text-properties officeooo:rsid="00109016"/>
    </style:style>
    <style:style style:name="T2" style:family="text">
      <style:text-properties officeooo:rsid="0011923c"/>
    </style:style>
    <style:style style:name="T3" style:family="text">
      <style:text-properties officeooo:rsid="0014aa6c"/>
    </style:style>
    <style:style style:name="T4" style:family="text">
      <style:text-properties officeooo:rsid="00165afc"/>
    </style:style>
    <style:style style:name="T5" style:family="text">
      <style:text-properties officeooo:rsid="0017e6c8"/>
    </style:style>
    <style:style style:name="T6" style:family="text">
      <style:text-properties officeooo:rsid="001f8ba0"/>
    </style:style>
    <style:style style:name="T7" style:family="text">
      <style:text-properties officeooo:rsid="002261e6"/>
    </style:style>
    <style:style style:name="T8" style:family="text">
      <style:text-properties officeooo:rsid="00102f2e"/>
    </style:style>
    <style:style style:name="T9" style:family="text">
      <style:text-properties officeooo:rsid="00239a3d"/>
    </style:style>
    <style:style style:name="T10" style:family="text">
      <style:text-properties officeooo:rsid="00261502"/>
    </style:style>
    <style:style style:name="T11" style:family="text">
      <style:text-properties officeooo:rsid="0026e06e"/>
    </style:style>
    <style:style style:name="T12" style:family="text">
      <style:text-properties officeooo:rsid="0029205b"/>
    </style:style>
    <style:style style:name="T13" style:family="text">
      <style:text-properties officeooo:rsid="002b6ae1"/>
    </style:style>
    <style:style style:name="T14" style:family="text">
      <style:text-properties officeooo:rsid="002ca8f4"/>
    </style:style>
    <style:style style:name="T15" style:family="text">
      <style:text-properties officeooo:rsid="002d3aec"/>
    </style:style>
    <style:style style:name="T16" style:family="text">
      <style:text-properties officeooo:rsid="0033c4e8"/>
    </style:style>
    <style:style style:name="T17" style:family="text">
      <style:text-properties officeooo:rsid="00353fb5"/>
    </style:style>
    <style:style style:name="T18" style:family="text">
      <style:text-properties officeooo:rsid="00370952"/>
    </style:style>
    <style:style style:name="T19" style:family="text">
      <style:text-properties fo:font-weight="normal" style:font-weight-asian="normal" style:font-weight-complex="normal"/>
    </style:style>
    <style:style style:name="T20" style:family="text">
      <style:text-properties fo:font-weight="normal" officeooo:rsid="0037ef1d" style:font-weight-asian="normal" style:font-weight-complex="normal"/>
    </style:style>
    <style:style style:name="T21" style:family="text">
      <style:text-properties fo:font-weight="normal" officeooo:rsid="00519005" style:font-weight-asian="normal" style:font-weight-complex="normal"/>
    </style:style>
    <style:style style:name="T22" style:family="text">
      <style:text-properties officeooo:rsid="003d4cbd"/>
    </style:style>
    <style:style style:name="T23" style:family="text">
      <style:text-properties officeooo:rsid="003dbe26"/>
    </style:style>
    <style:style style:name="T24" style:family="text">
      <style:text-properties officeooo:rsid="003f4b61"/>
    </style:style>
    <style:style style:name="T25" style:family="text">
      <style:text-properties officeooo:rsid="00413b69"/>
    </style:style>
    <style:style style:name="T26" style:family="text">
      <style:text-properties officeooo:rsid="00450367"/>
    </style:style>
    <style:style style:name="T27" style:family="text">
      <style:text-properties fo:font-variant="normal" fo:text-transform="none" fo:color="#000000" loext:opacity="100%" style:text-line-through-style="none" style:text-line-through-type="none" style:font-name="Titillium Web" fo:font-size="12pt" fo:font-style="normal" style:text-underline-style="none" fo:font-weight="bold"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Titillium Web"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0" style:family="text">
      <style:text-properties style:font-name="Titillium Web" fo:font-size="12pt" fo:font-style="normal" fo:font-weight="normal"/>
    </style:style>
    <style:style style:name="T31" style:family="text">
      <style:text-properties style:font-name="Titillium Web" fo:font-size="12pt" fo:font-style="normal" fo:font-weight="bold"/>
    </style:style>
    <style:style style:name="T32" style:family="text">
      <style:text-properties officeooo:rsid="004ab7ce"/>
    </style:style>
    <style:style style:name="T33" style:family="text">
      <style:text-properties officeooo:rsid="004c7aa9"/>
    </style:style>
    <style:style style:name="T34" style:family="text">
      <style:text-properties officeooo:rsid="004d0934"/>
    </style:style>
    <style:style style:name="T35" style:family="text">
      <style:text-properties officeooo:rsid="004de6f5"/>
    </style:style>
    <style:style style:name="T36" style:family="text">
      <style:text-properties officeooo:rsid="004f2bbf"/>
    </style:style>
    <style:style style:name="T37" style:family="text">
      <style:text-properties officeooo:rsid="0050961e"/>
    </style:style>
    <style:style style:name="T38" style:family="text">
      <style:text-properties officeooo:rsid="0054b0d2"/>
    </style:style>
    <style:style style:name="T39" style:family="text">
      <style:text-properties officeooo:rsid="0055ceee"/>
    </style:style>
    <style:style style:name="T40" style:family="text">
      <style:text-properties officeooo:rsid="0055f1de"/>
    </style:style>
    <style:style style:name="T41" style:family="text">
      <style:text-properties officeooo:rsid="0058d5dd"/>
    </style:style>
    <style:style style:name="T42" style:family="text">
      <style:text-properties officeooo:rsid="005b1530"/>
    </style:style>
    <style:style style:name="T43" style:family="text">
      <style:text-properties officeooo:rsid="005b40ee"/>
    </style:style>
    <style:style style:name="T44" style:family="text">
      <style:text-properties officeooo:rsid="005bbf5a"/>
    </style:style>
    <style:style style:name="T45" style:family="text">
      <style:text-properties officeooo:rsid="005edd67"/>
    </style:style>
    <style:style style:name="T46" style:family="text">
      <style:text-properties officeooo:rsid="005ee8e2"/>
    </style:style>
    <style:style style:name="T47" style:family="text">
      <style:text-properties officeooo:rsid="0061e863"/>
    </style:style>
    <style:style style:name="T48" style:family="text">
      <style:text-properties officeooo:rsid="0063c338"/>
    </style:style>
    <style:style style:name="T49" style:family="text">
      <style:text-properties officeooo:rsid="0063cd47"/>
    </style:style>
    <style:style style:name="T50" style:family="text">
      <style:text-properties officeooo:rsid="0065e0d8"/>
    </style:style>
    <style:style style:name="T51" style:family="text">
      <style:text-properties officeooo:rsid="006649ed"/>
    </style:style>
    <style:style style:name="T52" style:family="text">
      <style:text-properties officeooo:rsid="00676786"/>
    </style:style>
    <style:style style:name="T53" style:family="text">
      <style:text-properties officeooo:rsid="006f9625"/>
    </style:style>
    <style:style style:name="T54" style:family="text">
      <style:text-properties officeooo:rsid="0070658e"/>
    </style:style>
    <style:style style:name="T55" style:family="text">
      <style:text-properties officeooo:rsid="007174fe"/>
    </style:style>
    <style:style style:name="T56" style:family="text">
      <style:text-properties officeooo:rsid="0072f2ca"/>
    </style:style>
    <style:style style:name="T57" style:family="text">
      <style:text-properties officeooo:rsid="007341a2"/>
    </style:style>
    <style:style style:name="T58" style:family="text">
      <style:text-properties officeooo:rsid="00753afd"/>
    </style:style>
    <style:style style:name="T59" style:family="text">
      <style:text-properties officeooo:rsid="00770b0d"/>
    </style:style>
    <style:style style:name="T60" style:family="text">
      <style:text-properties officeooo:rsid="007806ad"/>
    </style:style>
    <style:style style:name="T61" style:family="text">
      <style:text-properties officeooo:rsid="007cea88"/>
    </style:style>
    <style:style style:name="T62" style:family="text">
      <style:text-properties officeooo:rsid="007e3618"/>
    </style:style>
    <style:style style:name="T63" style:family="text">
      <style:text-properties officeooo:rsid="007f39bd"/>
    </style:style>
    <style:style style:name="T64" style:family="text">
      <style:text-properties officeooo:rsid="007f8f03"/>
    </style:style>
    <style:style style:name="T65" style:family="text">
      <style:text-properties officeooo:rsid="00814e64"/>
    </style:style>
    <style:style style:name="T66" style:family="text">
      <style:text-properties officeooo:rsid="0085bd7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NTREPRISE</text:p>
      <text:p text:style-name="P1"/>
      <text:p text:style-name="P2">Flexio est une entreprise <text:span text:style-name="T6">de développement logiciel, évoluant dans le monde du no-code</text:span>, <text:span text:style-name="T6">Cette entreprise a été </text:span>crée en 2016 par Julien Brugger et <text:span text:style-name="T6">est</text:span> située à Besançon. </text:p>
      <text:p text:style-name="P67">En janvier 2024, Flexio à été acheté par le groupe Divalto, un éditeur ERP/CRM français, avec pour objectif d’apporter de la flexibilité à leurs produits.</text:p>
      <text:p text:style-name="P2"><text:s/>Nous sommes actuellement [nb employé] dont [nb employé] dans l’équipe de développement. </text:p>
      <text:p text:style-name="P29">[IMAGE <text:span text:style-name="T16">de l’équipe</text:span>]</text:p>
      <text:p text:style-name="P3"/>
      <text:p text:style-name="P18">LOGICIEL</text:p>
      <text:p text:style-name="P1"/>
      <text:p text:style-name="P3">Pour ce qui est du logiciel homonyme de Flexio, il a la particularité d’être une solution no-code. Cela permet une personnalisation complète de son utilisation par le client lui-même via de la configuration visuelle <text:span text:style-name="T7">simplifiée</text:span>. </text:p>
      <text:p text:style-name="P15">Ce logiciel est destiné <text:span text:style-name="T4">aux entreprises, mais il y a des niveaux d’utilisation différents.</text:span></text:p>
      <text:p text:style-name="P16">Tout les utilisateurs de Flexio ne vont pas créer des applications. Chaque entreprise va nommer un ou plusieurs responsables qui vont alors créer les applications métier pour leur entreprise.</text:p>
      <text:p text:style-name="P16">Les autres employés, qui utiliseront Flexio au quotidien ne seront que des utilisateurs à accès limité qui pourront effectuer seulement certaines actions selon leur niveau de droit d’accès. </text:p>
      <text:p text:style-name="P15"/>
      <text:p text:style-name="P4">La solution Flexio dispose d’un environnement qui lui est propre avec des termes et un fonctionnement <text:span text:style-name="T7">particulier qu’il est indispensable de savoir pour comprendre mon travail</text:span>.</text:p>
      <text:p text:style-name="P4"/>
      <text:p text:style-name="P5">L’environnement de Flexio est séparé en 4 grands principes.</text:p>
      <text:list text:style-name="L1">
        <text:list-item>
          <text:p text:style-name="P107"><text:span text:style-name="T9">L</text:span><text:span text:style-name="T8">es Flexapps</text:span></text:p>
        </text:list-item>
        <text:list-item>
          <text:p text:style-name="P107"><text:span text:style-name="T9">L</text:span><text:span text:style-name="T8">es Dashboards</text:span></text:p>
        </text:list-item>
        <text:list-item>
          <text:p text:style-name="P107"><text:span text:style-name="T9">L</text:span><text:span text:style-name="T8">es Ressources</text:span></text:p>
        </text:list-item>
        <text:list-item>
          <text:p text:style-name="P107"><text:span text:style-name="T9">L</text:span><text:span text:style-name="T8">es Scénarios.</text:span></text:p>
        </text:list-item>
      </text:list>
      <text:p text:style-name="P5"/>
      <text:p text:style-name="P5"/>
      <text:p text:style-name="P33">Accentuer avec des visuels des demos <text:s/>ect =&gt; insisté pour qu’ils comprennent</text:p>
      <text:p text:style-name="P34"/>
      <text:p text:style-name="P35">Pour expliquer le fonctionnement du logiciel, je vais partir d’une situation : <text:span text:style-name="T10">Le service du CRI de l’IUT NFC est un service assurant le déploiement et gestion des réseaux informatique de l'IUT.</text:span></text:p>
      <text:p text:style-name="P36">Le CRI voudrait utiliser Flexio pour organiser la gestion des incidents <text:span text:style-name="T11">sur les différents ordinateurs de l’IUT.</text:span></text:p>
      <text:p text:style-name="P9"/>
      <text:p text:style-name="P19">Les Ressources :</text:p>
      <text:p text:style-name="P10">Les ressources gèrent la partie stockage de données au sein de l’environnement Flexio.</text:p>
      <text:p text:style-name="P11"><text:span text:style-name="T2">Se</text:span> sont des formulaires qui permettent de saisir <text:span text:style-name="T2">de la</text:span> donnée. Ils sont entièrement personnalisables avec de nombreux champs spécifique.</text:p>
      <text:p text:style-name="P11"/>
      <text:p text:style-name="P38">Exemple : </text:p>
      <text:p text:style-name="P38"/>
      <text:p text:style-name="P28">[IMAGE du formulaire]</text:p>
      <text:p text:style-name="P38">Dans un premier temps on va vouloir créer une ressource incident, qui aura nom, une description et des photos. Mais également, un lien vers une ressource contenant les employés du CRI, pour affecter l’incident à celui qui va le résoudre. Également, un état ( TRIAGE , ATTENTE, EN COURS, TERMINÉ) pour suivre l’avancement de l’incident. </text:p>
      <text:p text:style-name="P38"/>
      <text:p text:style-name="P27">[IMAGE du formulaire <text:span text:style-name="T12">de création</text:span>]</text:p>
      <text:p text:style-name="P38"><text:s text:c="2"/></text:p>
      <text:p text:style-name="P39"><text:soft-page-break/>Une fois ce formulaire de donnée créer, on va pouvoir renseigner un premier <text:span text:style-name="T12">incident</text:span>, chaque formulaire rempli dans une ressource est appelé enregistrement.</text:p>
      <text:p text:style-name="P39"/>
      <text:p text:style-name="P27">[IMAGE d<text:span text:style-name="T12">e la vue tabulaire</text:span>]</text:p>
      <text:p text:style-name="P6"/>
      <text:p text:style-name="P19">Les Scénarios : </text:p>
      <text:p text:style-name="P10"/>
      <text:p text:style-name="P10">Les scénarios gèrent la partie automatisation des traitements liés aux données au sein de l’environnement de Flexio. </text:p>
      <text:p text:style-name="P12">Chaque scénario est composé de deux parties : Le déclencheur, et les actions</text:p>
      <text:p text:style-name="P13"/>
      <text:p text:style-name="P13">Le déclencheur va lancer le scénario suite à un événement. Il y en de différents types : <text:s/></text:p>
      <text:list text:style-name="L2">
        <text:list-item>
          <text:p text:style-name="P108">Une interaction avec une certaine ressource ( création, modification suppression d’enregistrement) </text:p>
        </text:list-item>
        <text:list-item>
          <text:p text:style-name="P108">La réception d’un e-mail sur une boite mail configurée dans Flexio</text:p>
        </text:list-item>
        <text:list-item>
          <text:p text:style-name="P108">Un temps donné , tout les jours, tout les vendredi, …</text:p>
        </text:list-item>
      </text:list>
      <text:p text:style-name="P13"/>
      <text:p text:style-name="P13">Une fois le déclencheur configuré, il faut ensuite définir les actions que le scénario va exécuter à chaque déclenchement.</text:p>
      <text:p text:style-name="P13"/>
      <text:p text:style-name="P15">L’utilisateur va donc pouvoir choisir une action, la configuré pour réaliser le traitement souhaité, et ainsi de suite pour obtenir un scénario qui réalise la tâche voulue décomposée en plusieurs actions regroupé au sein d’un scénario.</text:p>
      <text:p text:style-name="P15"/>
      <text:p text:style-name="P41">Exemple : Quand un enregistrement d’incident est clôturé ( état passé à TERMINÉ). On veut pouvoir notifier le responsable par e-mail. </text:p>
      <text:p text:style-name="P41"/>
      <text:p text:style-name="P41">Le déclencheur sera donc «….». </text:p>
      <text:p text:style-name="P25">[IMAGE du déclencheur]</text:p>
      <text:p text:style-name="P26"/>
      <text:p text:style-name="P41">On ajoute par la suite, l’action permettant d’envoyer un e-mail en y mettant les informations voulues.</text:p>
      <text:p text:style-name="P42">Ce que l’on a utilisé pour mettre les informations dans l’e-mail s’appellent des ingrédients, <text:span text:style-name="T13">se sont des variables d’exécution du scénario, des promesses de valeurs qui seront lors de l’exécution du scénario, remplacées par les valeurs de l’incident qui a déclenché ce scénario. </text:span><text:span text:style-name="T5">Les éléments d’un scénario (déclencheur et actions) peuvent tous s’échanger des informations </text:span><text:span text:style-name="T13">sous forme d’ingrédients</text:span><text:span text:style-name="T5">. </text:span><text:span text:style-name="T13">C</text:span><text:span text:style-name="T5">haque </text:span><text:span text:style-name="T13">éléments</text:span><text:span text:style-name="T5"> va exposer un certain nombre d’ingrédients qui vont pouvoir être utilisés par les actions suivantes.</text:span></text:p>
      <text:p text:style-name="P40"/>
      <text:p text:style-name="P13"/>
      <text:p text:style-name="P18">Les connecteurs</text:p>
      <text:p text:style-name="P14">Flexio <text:span text:style-name="T5">propose énormément </text:span><text:span text:style-name="T15">de fonctionnalités</text:span><text:span text:style-name="T5"> différentes </text:span><text:span text:style-name="T3">(actions </text:span><text:span text:style-name="T14">et déclencheurs</text:span><text:span text:style-name="T3"> de scénarios)</text:span><text:span text:style-name="T5"> et elles </text:span>sont regroupés par connecteurs.</text:p>
      <text:p text:style-name="P24">[IMAGE des connecteurs]</text:p>
      <text:p text:style-name="P43">Par exemple, dans notre scénario, j’ai utilisé le connecteur « Ressource » pour interagir avec les enregistrement et ainsi déclencher notre scénario.</text:p>
      <text:p text:style-name="P43">Pour envoyer un email j’ai utilisé le connecteur email.</text:p>
      <text:p text:style-name="P15">Pour certains connecteurs, il faut créer une connexion qui va servir de base de configuration pour utiliser les fonctionnalités. Par exemple le connecteur « Réception d’e-mail » doit disposer d’une connexion à une boite mail pour pouvoir être utilisé.</text:p>
      <text:p text:style-name="P15"/>
      <text:p text:style-name="P23">[IMAGE configuration de la connexion]</text:p>
      <text:p text:style-name="P15"><text:soft-page-break/></text:p>
      <text:p text:style-name="P17">L’ensemble de mon travail se trouve dans cette partie, je réalise des connecteurs avec leurs actions et leurs déclencheurs, ainsi que l’ensemble des configurations utilisateurs qui en découlent.</text:p>
      <text:p text:style-name="P6"/>
      <text:p text:style-name="P37">Les Dashboards : </text:p>
      <text:p text:style-name="P5"/>
      <text:p text:style-name="P17">Les dashboards ou « tableau de bord » en français, sont au sein de l’environnement de Flexio, des éléments de visualisation de la donnée. Les dashboard<text:span text:style-name="T17">s</text:span> vont permettre la configuration d’une multitude de graphique<text:span text:style-name="T17">s</text:span>, mais les dashboard<text:span text:style-name="T17">s</text:span> peuvent devenir de véritables espaces de travail, en configurant des boutons pour permettre de faire <text:span text:style-name="T18">des</text:span> actions rapides, créer des enregistrements, etc, </text:p>
      <text:p text:style-name="P17"/>
      <text:p text:style-name="P30">[IMAGE dashboard]</text:p>
      <text:p text:style-name="P17"/>
      <text:p text:style-name="P17"/>
      <text:p text:style-name="P17">Je ne vais pas expliquer en détail car mon travail n’est pas lié aux dashboard.</text:p>
      <text:p text:style-name="P5"/>
      <text:p text:style-name="P22">Les Flexapps :</text:p>
      <text:p text:style-name="P10"/>
      <text:p text:style-name="P68">Les Flexapps, se sont des applications au sein de l’environnement de Flexio, elles vont gérer un ensemble de niveaux de droits, pour les différents types d’utilisateur amené à utilisé les applications, et elles regroupent un ensemble de ressources, de scénarios et de dashboards.</text:p>
      <text:p text:style-name="P68"/>
      <text:p text:style-name="P31">[IMAGE d’une liste de flexapps]</text:p>
      <text:p text:style-name="P10"/>
      <text:p text:style-name="P10"/>
      <text:p text:style-name="P20">PROJET</text:p>
      <text:p text:style-name="P10"/>
      <text:p text:style-name="P32">L’année dernière, la majorité de mon année a été passé sur le projet de réception d’e-mail. Mais également en fin d’année sur les projets de génération à partir d’un modèle .docx et l’export des données de Flexio en Excel.</text:p>
      <text:p text:style-name="P32"/>
      <text:p text:style-name="P76">Cette année, <text:span text:style-name="T32">le projet de génération docx a été mon projet principale. Lors de ma première année, mon travail sur ce projet </text:span><text:span text:style-name="T33">a</text:span><text:span text:style-name="T32"> consisté à explorer l’ensemble des possibilités techniques selon les besoins généraux qui ont été exprimé. </text:span><text:span text:style-name="T34">Ainsi que la mise en place d’un début de prototype. </text:span><text:span text:style-name="T35">Cette année le projet a évolué au fur et à mesure selon les demandes d’améliorations et le support client.</text:span></text:p>
      <text:p text:style-name="P76"/>
      <text:p text:style-name="P76"><text:s/><text:span text:style-name="T56">Des</text:span> nouveau<text:span text:style-name="T56">x</text:span> projet<text:span text:style-name="T56">s</text:span> <text:span text:style-name="T56">ont</text:span> également vu le jour, le projet Odata, en lien avec Divalto, l’entreprise qui a acheté Flexio en début d’année 2024. <text:span text:style-name="T36">Ce projet consiste a interprét</text:span><text:span text:style-name="T37">er</text:span><text:span text:style-name="T36"> les données au format Odata dans un format compréhensible par Flexio.</text:span></text:p>
      <text:p text:style-name="P76"/>
      <text:p text:style-name="P97">Le projet d’interface de traduction à pour objectif de proposer deux interfaces qui vont permettre de traduire Flexio dans différentes localisation. La première étant destinée aux account manager tandis que la seconde est pour le client.</text:p>
      <text:p text:style-name="P96"/>
      <text:p text:style-name="P10"/>
      <text:p text:style-name="P21">GÉNÉRATION DOCX</text:p>
      <text:p text:style-name="P21"/>
      <text:p text:style-name="P87"><text:span text:style-name="T20">Ce projet a pour objectif la génération dynamique de document</text:span><text:span text:style-name="T21">s au format</text:span><text:span text:style-name="T20"> .docx à partir d’un modèle balisé. </text:span></text:p>
      <text:p text:style-name="P98">Un modèle balisé c’est quoi ? </text:p>
      <text:p text:style-name="P88"><text:soft-page-break/><text:span text:style-name="T19">C’est un modèle qui va contenir différentes « balise » pour marquer un endroit précis du document qui sera remplacer par de la donnée lors de la génération d’un document.</text:span></text:p>
      <text:p text:style-name="P71">Ce modèle va comporter un certain nombre de balises de formes différentes :</text:p>
      <text:section text:style-name="Sect1" text:name="blockinstance_12742_target">
        <text:p text:style-name="P70"/>
        <text:p text:style-name="P70">Balise simple : {{balise}} </text:p>
        <text:p text:style-name="P72">Cette balise<text:span text:style-name="T38"> est constitué d’un nom (ici « balise ») entouré de deux accolades ouvrantes et fermantes.</text:span> <text:span text:style-name="T38">Elle </text:span>permet de marquer un emplacement comme étant à remplacer <text:span text:style-name="T38">par du texte ou du code HTML</text:span> lors de la génération du document, et cet emplacement est <text:span text:style-name="T38">donc</text:span> nommé « balise ».</text:p>
        <text:p text:style-name="P70"/>
        <text:p text:style-name="P70">Balise bloc : <text:s/>[[bloc]] <text:s/>[[/bloc]]</text:p>
        <text:p text:style-name="P89"><text:span text:style-name="T22">Cette balise est séparé en deux </text:span><text:span text:style-name="T39">composants</text:span><text:span text:style-name="T22"> , </text:span><text:span text:style-name="T40">un composant marquant l’ouverture</text:span><text:span text:style-name="T22"> : [[bloc]] et </text:span><text:span text:style-name="T40">un composant marquant la</text:span><text:span text:style-name="T22"> fermeture [[/bloc</text:span><text:span text:style-name="T23">]].</text:span></text:p>
        <text:p text:style-name="P90">Ces deux composants sont formés d’un nom (ici « bloc ») entouré de double crochet. Le composant de fermeture doit impérativement avoir un caractère « / » collé au nom de la balise.</text:p>
        <text:p text:style-name="P89"/>
        <text:p text:style-name="P89"><text:span text:style-name="T41">Cette balise bloc </text:span><text:span text:style-name="T24">permet de regrouper l’ensemble des éléments qui sont entre l’ouverture et la fermeture. Cela peut être du texte, des balises simple, des autres balises bloc , des tableaux , des images, …</text:span></text:p>
        <text:p text:style-name="P73">Ce regroupement est utile pour être répété lors de la génération du document en lui associant une liste d<text:span text:style-name="T25">e données.</text:span></text:p>
        <text:p text:style-name="P73"/>
        <text:p text:style-name="P92">Les images sont toutes considérés comme étant des balises potentielles, que l’utilisateur choisi ou non de remplacer.</text:p>
        <text:p text:style-name="P73"/>
        <text:p text:style-name="P91">Par exemple pour ce modèle : </text:p>
        <text:p text:style-name="P94">[ modèle ]</text:p>
        <text:p text:style-name="P94">(expliquer le modèle)</text:p>
        <text:p text:style-name="P91"/>
        <text:p text:style-name="P93">La première étape est donc la création d’un modèle <text:span text:style-name="T53">balisé</text:span> au format .docx.</text:p>
        <text:p text:style-name="P94">La seconde est de créer <text:span text:style-name="T54">une action dans un scénario en et d’y déposer le modèle</text:span></text:p>
        <text:p text:style-name="P95">Flexio va analyser le document, puis proposer l’ensemble des balises pour qu’elles soi<text:span text:style-name="T55">en</text:span>t configurée<text:span text:style-name="T55">s</text:span>.</text:p>
        <text:p text:style-name="P91"/>
      </text:section>
      <text:p text:style-name="P21">ODATA</text:p>
      <text:p text:style-name="P21"/>
      <text:p text:style-name="P8"><text:soft-page-break/><text:span text:style-name="T26">Ce projet </text:span><text:span text:style-name="T1">consiste donc à pouvoir lire de la donnée au format Odata pour l’adapter par la suite à l’environnement de Flexio.</text:span></text:p>
      <text:p text:style-name="P8"/>
      <text:p text:style-name="P77">Mon projet <text:span text:style-name="T44">est</text:span> lié au besoin de relier les produits <text:span text:style-name="T45">de</text:span> Divalto à Flexio <text:span text:style-name="T46">car </text:span><text:span text:style-name="T42">Divalto expose ses données </text:span><text:span text:style-name="T43">selon le protocole</text:span><text:span text:style-name="T42"> Odata. </text:span></text:p>
      <text:p text:style-name="P77"/>
      <text:p text:style-name="P78">Mais ce projet est générique, il n’y a pas de lien direct avec Divalto, il permet donc de se connecter à toutes les sources de données Odata pour en lire les données.</text:p>
      <text:p text:style-name="P78"/>
      <text:p text:style-name="P79">La première étape est de lire les métadatas <text:span text:style-name="T47">du service Odata, qui contien</text:span><text:span text:style-name="T48">nen</text:span><text:span text:style-name="T47">t la structure de la donnée exposée </text:span><text:span text:style-name="T49">pour pouvoir la convertir en structure lisible par Flexio</text:span><text:span text:style-name="T47">. </text:span><text:span text:style-name="T48">Permettant ensuite de lire la donnée.</text:span></text:p>
      <text:p text:style-name="P77"/>
      <text:p text:style-name="P80">Pour la partie spécifique à Odata c’est un collègue qui l’a implémenté, en travaillant en collaboration avec mon projet.</text:p>
      <text:p text:style-name="P7"/>
      <text:p text:style-name="P69"/>
      <text:p text:style-name="P5"/>
      <text:p text:style-name="P5"/>
      <text:p text:style-name="P83">Interface de traduction </text:p>
      <text:p text:style-name="P81"/>
      <text:p text:style-name="P82">Au sein du logiciel Flexio, l’ensemble des textes affichés à l’écran sont gérés d’une manière permettant <text:span text:style-name="T50">la gestion d’une langue. </text:span><text:span text:style-name="T51">( Anglais, Français …).</text:span></text:p>
      <text:p text:style-name="P82"/>
      <text:p text:style-name="P84">Lorsque j’ai débuté ce projet. Flexio <text:span text:style-name="T57">ne</text:span> disposait <text:span text:style-name="T57">pas d’un moyen de traduction globale du logiciel</text:span>. Mon projet consiste en la création d’une interface regroupant l’ensemble des textes du logiciel, pour permettre dans un premier temps aux account manager, puis au client lui-même de pouvoir créer et modifier les traductions <text:span text:style-name="T52">dans les différentes langues.</text:span></text:p>
      <text:p text:style-name="P84"/>
      <text:p text:style-name="P85">Un ensemble de traductions concernant un même projet est appelé « bundle »</text:p>
      <text:p text:style-name="P85">Les différentes langues sont des « locales »</text:p>
      <text:p text:style-name="P85">La définition d’un bundle selon une locale est appelé localisation.</text:p>
      <text:p text:style-name="P86">Les traductions sont formés d’une clé, qui sert d’identifiant, d’une liste d’arguments qui sont des variables dans la traduction, et enfin la traduc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5"><text:bookmark text:name="docs-internal-guid-e3acbc3e-7fff-e82b-d9aa-d7d879eee9ca"/>Compétences</text:p>
      <text:h text:style-name="P44" text:outline-level="4">C1</text:h>
      <text:p text:style-name="P46">AC1 : OData - Mapping de modèle</text:p>
      <text:p text:style-name="P75">Qu’est-ce que le protocole Odata ? </text:p>
      <text:p text:style-name="P75">OData (pour Open Data Protocol) est un protocole qui permet à différents logiciels de partager facilement des données entre eux sur Internet. <text:span text:style-name="T57">Cela s’explique par le fait que Odata impose une structure pour gérer les données.</text:span></text:p>
      <text:p text:style-name="P99">Pour le projet Odata, qui a pour objectif de connecter Flexio à des sources suivants le protocole Odata, le plus grand défis a donc été que Flexio comprenne <text:span text:style-name="T58">les données au format Odata.</text:span></text:p>
      <text:p text:style-name="P101">1. Les metadatas : </text:p>
      <text:p text:style-name="P100">Je me suis occupé dans un premier temps, des métadatas <text:span text:style-name="T59">de</text:span> la source Odata. <text:span text:style-name="T59">Se sont les modèles des données exposées. </text:span><text:span text:style-name="T60">Les noms des objets avec l’ensemble de leurs propriétés ( nom et type de données)</text:span></text:p>
      <text:p text:style-name="P105">[ exemple de structure ]</text:p>
      <text:p text:style-name="P104">Je reçois les données au format JSON que je traduis en structure de données Flexio.</text:p>
      <text:p text:style-name="P104">Je parcours cette structure, récupérant les informations nécessaires pour me permettre de créer les différents objets et propriétés.</text:p>
      <text:p text:style-name="P104">Il y a plusieurs étapes : </text:p>
      <text:p text:style-name="P104">…...</text:p>
      <text:p text:style-name="P104">[ IMAGE DU MAPPING DES TYPES]</text:p>
      <text:p text:style-name="P101">2. Les filtres</text:p>
      <text:p text:style-name="P103"><text:soft-page-break/>Dans le projet Odata, il faut pouvoir permettre à l’utilisateur de filtrer les données qu’il veut récupérer. Mais il y a un problème, le filtre, est configuré dans Flexio, il a donc une syntaxe qui est propre à notre logiciel et qui diffère d’un filtre compréhensible par le protocole Odata.</text:p>
      <text:p text:style-name="P103">Il a donc fallut implémenter la logique permettant d’associer un filtre Flexio à un filtre Odata. <text:span text:style-name="T63">Cela </text:span></text:p>
      <text:p text:style-name="P103">………………….</text:p>
      <text:p text:style-name="P102">3. Les requêtes</text:p>
      <text:p text:style-name="P104">Les requêtes sur une source suivant le protocole Odata, ont également un format particulier,</text:p>
      <text:p text:style-name="P104">Dans un premier temps, je construisais l’URL de la requête directement dans le code de cette manière : </text:p>
      <text:p text:style-name="P104">[IMAGE ANCIENNE VERSION]</text:p>
      <text:p text:style-name="P104"/>
      <text:p text:style-name="P104">Mais une meilleure structure est possible, il faut implémenter un client d’API, qui dispose des différentes routes Odata. </text:p>
      <text:p text:style-name="P105">Cela me permet de créer le client dans le code et d’appeler les différentes routes du format Odata tout en contrôlant les statuts d’erreur. La couche ajout<text:span text:style-name="T64">ée</text:span> avec cette structure permet une meilleure flexibilité dans le temps et une utilisation mutualisé partout dans le projet.</text:p>
      <text:p text:style-name="P106">[IMAGE OU SCHÉMA ]</text:p>
      <text:p text:style-name="P46">AC2 : j’ai fait  évoluer excel/csv mais aussi mes projet en fonction des versions par exemple docx</text:p>
      <text:p text:style-name="P74"><text:span text:style-name="T27">Templating</text:span><text:span text:style-name="T29"> </text:span><text:span text:style-name="T28">: Après une période de développement initiale lors de ma première année d'alternance j’ai livré la première version stable, mais l'usage en interne a fait remonter un ensemble de demande de support , pour des bugs ou des améliorations.</text:span></text:p>
      <text:list text:style-name="L3">
        <text:list-item>
          <text:p text:style-name="P109"> <text:span text:style-name="T30">Par exemple, la bibliothèque que j’utilise pour générer des éléments word à partir d’HTML/CSS ne prend pas correctement en compte la version CSS3, </text:span><text:soft-page-break/><text:span text:style-name="T30">utilisée par Flexio, les éléments HTML transformé en word n’était pas conforme. Flexio a donc mis en place un contexte CSS3 ou CSS2 sur les éléments HTML, que j’ai pu choisir selon mon besoin au sein du projet Templating.</text:span></text:p>
        </text:list-item>
        <text:list-item>
          <text:p text:style-name="P111">Mon projet, disponible uniquement en V2, vise à remplacer le générateur de PDF de la V1 qui n’était pas facile d’utilisation. Ce générateur de PDF disposait d’un ensemble de modèle présent par défaut ( Paysage, A4, A5, Page de garde , …). Lors de la première version je n’étais pas iso-fonctionnel avec ce générateur PDF. J’ai donc mis en place un équivalent en créant les modèles .docx et en gérant la possibilité de choisir un modèle par défaut. Mais je suis allé plus loin, en permettant à l’utilisateur de pouvoir enregistrer ses propres modèles par défaut.</text:p>
        </text:list-item>
      </text:list>
      <text:p text:style-name="Text_20_body"/>
      <text:list text:style-name="L4">
        <text:list-item>
          <text:p text:style-name="P112">Avec l’ensemble des ajouts de lignes de code pour la correction de bugs et les petites améliorations. Le code est devenu de plus en plus illisible et dur à maintenir. J’ai donc entamé une période de refactoring importante, où j’ai réécrit une grande partie du projet, en simplifiant certains blocs de code. </text:p>
        </text:list-item>
      </text:list>
      <text:p text:style-name="Text_20_body"/>
      <text:list text:style-name="L5">
        <text:list-item>
          <text:p text:style-name="P113">A la suite d’un code rendu plus propre et plus maintenable, je suis entré dans une période d’amélioration, où j’ai implémenté des améliorations. Notamment, l’ajout d’un traitement spécifique lorsque deux balises ont le même nom, l’ajout de la création des modèles par défaut à la création d’un compte etc, …</text:p>
        </text:list-item>
      </text:list>
      <text:p text:style-name="P66"> <text:span text:style-name="T31">Export excel : </text:span></text:p>
      <text:list text:style-name="L6">
        <text:list-item>
          <text:p text:style-name="P114">Mon projet d’export excel  est une amélioration en lui-même vu qu’il vise à améliorer l’export excel existant en prenant en compte des nouvelles fonctionnalités de mise en forme. Et pour cela il a fallu comprendre le code déjà en place pour ne changer que les lignes de codes nécessaires pour insérer mon amélioration.</text:p>
        </text:list-item>
      </text:list>
      <text:p text:style-name="Text_20_body"/>
      <text:list text:style-name="L7">
        <text:list-item>
          <text:p text:style-name="P110"><text:soft-page-break/> <text:span text:style-name="T30">Une fois cette amélioration implémentée, un autre besoin d’amélioration à vu le jour, la fonctionnalité, d’exporter des nombres et des dates  dans des cellules typées. Jusqu’ici, les données étaient exportées en chaîne de caractères.</text:span></text:p>
        </text:list-item>
      </text:list>
      <text:p text:style-name="Text_20_body"/>
      <text:p text:style-name="P54">L'évolution d’application durant ma deuxième année d’alternance, a été de deux types. Le premier étant l’évolution de mes projets au fil des améliorations et corrections de bugs. Le second a été de faire évoluer un projet déjà existant réalisé par un de mes collègues pour apporter des nouvelles fonctionnalités.</text:p>
      <text:p text:style-name="P46">AC3 : Décrire la gestion de projet autours de la mise en production, les protocoles, rollback, suivi métriques, analyse production,architecture, livraisons support, la démarche pour une release </text:p>
      <text:p text:style-name="P52">Log :</text:p>
      <text:p text:style-name="P64">Flexio utilise des environnements de logs associés aux environnements du logiciels : développement, preproduction et production. </text:p>
      <text:p text:style-name="P65">Chaque log dispose de nombreuse informations comme le niveaux de criticité, le message d’erreur, la trace de l’erreur</text:p>
      <text:p text:style-name="P52"/>
      <text:p text:style-name="P50">Versioning : </text:p>
      <text:p text:style-name="P58">Flexio fonctionne avec un <text:s/>système de versions qui permet de suivre l’avancement des projets tout en gardant la possibilité de faire marche arrière.</text:p>
      <text:p text:style-name="P59">Un numéro de version se compose de différents éléments :</text:p>
      <text:p text:style-name="P60">Par exemple : 1.12.2</text:p>
      <text:p text:style-name="P60">Il y a le numéro de version ‘1’ <text:s/><text:span text:style-name="T66">qui est la version majeure ( pas de changement pour l’instant au sein de Flexio)</text:span></text:p>
      <text:p text:style-name="P61"><text:soft-page-break/>Le numéro ‘12’ est la version mineure, elle change automatiquement à chaque nouvelle livraison du projet</text:p>
      <text:p text:style-name="P62">Le numéro ‘2’ est utilisé pour faire des changements qui ont pas ou très peu d’impact ( changement de labels, changement de logs,...) <text:s/>sur des versions qui ont déjà été livrés.</text:p>
      <text:p text:style-name="P62">L’ajout d’un -SNAPSHOT à la fin d’une version signifie que c’est une version non stable qui est en cours de développement</text:p>
      <text:p text:style-name="P51">Principe de rollback (retour en arrière)</text:p>
      <text:p text:style-name="P63">Chaque projet au sein de Flexio dispose donc d’une version qui lui est propre. Mais chaque projet est également associé à un projet de déploiement, qui va réunir un ou plusieurs projet pour pouvoir déployer l’ensemble des services du/des projets avec une choisie</text:p>
      <text:p text:style-name="P63">Avec ce fonctionnement, si on veut changer de versions pour une version antérieure il suffit de mettre à jour le projet de déploiement concerné et de le redéployer.</text:p>
      <text:p text:style-name="P47">démarche pour une <text:span text:style-name="T65">livraison</text:span> en production : </text:p>
      <text:p text:style-name="P53">Au sein de Flexio, la mise en production d’une nouvelle version d’un service se réalise en plusieurs étapes. Chaque projet gitHub dispose de deux branches : “develop”  et “master”</text:p>
      <text:list text:style-name="L8">
        <text:list-item>
          <text:p text:style-name="P115">Develop est la branche pour le développement, qui permet de faire des changements <text:span text:style-name="T65">sur les versions en -SNAPSHOT</text:span>. </text:p>
        </text:list-item>
        <text:list-item>
          <text:p text:style-name="P116">Master est la branche de production, <text:span text:style-name="T65">ce sont des versions livrés qui n’ont pas pour objectif d’être modifié sauf pour des changements mineurs appelé « hot fix »</text:span></text:p>
        </text:list-item>
      </text:list>
      <text:p text:style-name="P53">Dans un premier temps, le développeur implémente ses changements sur la branche “develop”, après une multitude de tests, les changements sont basculés sur la <text:soft-page-break/>branche “master” à l’aide d’un script que le développeur exécute avec une commande shell.La version nouvellement créée de la branche  “master” va être construite sur l’intégration continue de Flexio. Pour qu’elle puisse être déployée dans les différents environnements.</text:p>
      <text:p text:style-name="P53">Dans un second temps, il faut déployer la nouvelle version dans l’environnement de pré-production. Pour cela, il faut mettre à jour la version du projet dans le projet de déploiement qui est associé. </text:p>
      <text:p text:style-name="P53">Dans un troisième temps, il faut se connecter à l’environnement de pré-production pour mettre à jour le projet de déploiement qui a désormais la nouvelle version, et redéployer le projet pour mettre à jour les instances des services concernés. Il faut également créer dans Flexio , un enregistrement de livraison pour informer l’ensemble de l'équipe de la mise à jour du service.</text:p>
      <text:p text:style-name="P53">Dans un quatrième temps, il faut tester les modifications en pré-production. Pour se faire, le projet dispose généralement d’une série de scénarios Flexio, qui peuvent être exécutés afin de vérifier que rien ne dysfonctionne.</text:p>
      <text:p text:style-name="P53">Dans un cinquième temps, pour mettre la mise à jour dans l’environnement de production, il faut refaire la troisième étape en adaptant pour l’environnement de production.</text:p>
      <text:p text:style-name="Text_20_body"/>
      <text:h text:style-name="P44" text:outline-level="4">C2</text:h>
      <text:p text:style-name="P46">AC1 / 2 : Benchmark / Mise en preprod, analyse dumpFile, ajustement de la mémoire, vérification des fuites mémoires</text:p>
      <text:p text:style-name="P56">1. La mémoire</text:p>
      <text:p text:style-name="P56">Pour gérer la mémoire de nos services, nous avons un certain nombre de profils standards qui sont associer à une taille de mémoire. </text:p>
      <text:p text:style-name="P56"><text:soft-page-break/>La valeur par défaut <text:s/>n’a pas besoin d’être modifiée dans la plupart des cas, mais lorsque l’ont manipule de la données, parfois en grand nombre, il est nécessaire de monter progressivement la taille de la mémoire en allant de profils en profils jusqu’à ce que le service puisse supporter la charge qui lui est demandée.</text:p>
      <text:p text:style-name="P57">Lorsque la mémoire est responsable d’un crash service, on obtient une OutOfMemoryException. Lorsque cela arrive, soit on change de profil si cela paraît cohérent. Soit, on analyse le dumpFile créer lors du crash pour savoir la cause de l’augmentation de la demande mémoire. </text:p>
      <text:p text:style-name="P57">Les projets docx et <text:span text:style-name="T61">O</text:span>data manipulent tous les deux des données soit en grand nombre, soit de tailles conséquentes (images). <text:span text:style-name="T61">J’ai donc porté une attention particulière à ma gestion de la mémoire lorsque je traite les données </text:span><text:span text:style-name="T62">pour éviter tous les risques de fuites mémoires.</text:span></text:p>
      <text:p text:style-name="P57">……………….</text:p>
      <text:p text:style-name="P46"/>
      <text:p text:style-name="P46">AC3 : </text:p>
      <text:p text:style-name="P49">démarche : </text:p>
      <text:p text:style-name="P55">se renseigner sur les différentes possibilités </text:p>
      <text:p text:style-name="P55">demander à chatgpt différents cas prototypes rapides </text:p>
      <text:p text:style-name="P55"/>
      <text:p text:style-name="P46">Apache poi : </text:p>
      <text:p text:style-name="P46"/>
      <text:p text:style-name="P54">La librairie Apache poi : Dans un premier temps il a fallu faire des tests sur les différentes librairies envisageables pour choisir laquelle il fallait choisir pour le projet Templating. ( 1ère année d’alternance )</text:p>
      <text:p text:style-name="P54"><text:soft-page-break/>Comparaison de librairies et choix d'apache poi, docx4j et libreoffice headless sur les sujets de génération word / excel et pdf</text:p>
      <text:p text:style-name="P48"/>
      <text:h text:style-name="P44" text:outline-level="4">C6</text:h>
      <text:p text:style-name="P46">AC1 : analyse de début de projet sur docx et poi + Odata</text:p>
      <text:p text:style-name="P46"/>
      <text:p text:style-name="Text_20_body"/>
      <text:p text:style-name="P46">AC3 / AC4 : soit en projet à l’iut, soit profiter des premières implémentations / formation Flexio/Divalto pour y participer</text:p>
      <text:p text:style-name="Text_20_body"><text:line-break/></text:p>
      <text:p text:style-name="P3"/>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tillium Web" svg:font-family="'Titillium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08:48:37.168563456</meta:creation-date>
    <meta:generator>LibreOffice/24.2.7.2$Linux_X86_64 LibreOffice_project/420$Build-2</meta:generator>
    <dc:date>2025-04-30T19:15:39.562516962</dc:date>
    <meta:editing-duration>PT7H50M6S</meta:editing-duration>
    <meta:editing-cycles>111</meta:editing-cycles>
    <meta:document-statistic meta:table-count="0" meta:image-count="0" meta:object-count="0" meta:page-count="13" meta:paragraph-count="173" meta:word-count="3370" meta:character-count="20736" meta:non-whitespace-character-count="17490"/>
  </office:meta>
</office:document-meta>
</file>